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9in"/>
    </style:style>
    <style:style style:name="co2" style:family="table-column">
      <style:table-column-properties fo:break-before="auto" style:column-width="22.7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tekey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Anshel1999</text:p>
          </table:table-cell>
          <table:table-cell office:value-type="string" calcext:value-type="string">
            <text:p>Anshel I., Anshel M., Goldfeld D. An algebraic method for public-key cryptography // Mathematical Research Letters. — 1999. — Т. 6, № 3. — С. 287—291. — DOI: 10.4310/mrl.1999.v6.n3.a3.</text:p>
          </table:table-cell>
        </table:table-row>
        <table:table-row table:style-name="ro1">
          <table:table-cell office:value-type="string" calcext:value-type="string">
            <text:p>Fine2011</text:p>
          </table:table-cell>
          <table:table-cell office:value-type="string" calcext:value-type="string">
            <text:p>Aspects of Nonabelian Group Based Cryptography: A Survey and Open Problems / B. Fine [и др.] // arXiv.org, e-Print Archive Mathematics. — 2011. — DOI: 10.48550/ARXIV.1103.4093. — URL: https://arxiv. org/abs/1103.4093v2 (дата обр. 06.04.2023).</text:p>
          </table:table-cell>
        </table:table-row>
        <table:table-row table:style-name="ro1">
          <table:table-cell office:value-type="string" calcext:value-type="string">
            <text:p>Bezverkhnij1999</text:p>
          </table:table-cell>
          <table:table-cell office:value-type="string" calcext:value-type="string">
            <text:p>Bezverkhnij N. V. On the solvability of the general word problem for a cyclic subgroup of a group with condition C(6) // Fundam. Prikl. Mat. — 1999. — Т. 5, № 1. — С. 39—46. — ISSN 1560-5159. — URL: mech.math. msu.su/~fpm/eng/99/991/99102h.htm.</text:p>
          </table:table-cell>
        </table:table-row>
        <table:table-row table:style-name="ro1">
          <table:table-cell office:value-type="string" calcext:value-type="string">
            <text:p>Bezverkhniy2019</text:p>
          </table:table-cell>
          <table:table-cell office:value-type="string" calcext:value-type="string">
            <text:p>Bezverkhniy N. V., Nikitina M. V. Asymmetric Secret Key Transfer Scheme over an Open Channel in K-Deterministic Groups with the Conditions C (3)–T (6) // Mathematics and Mathematical Modeling. — 2019. — Янв. — № 6. — С. 88—111. — DOI: 10.24108/mathm.0618.0000151.</text:p>
          </table:table-cell>
        </table:table-row>
        <table:table-row table:style-name="ro1">
          <table:table-cell office:value-type="string" calcext:value-type="string">
            <text:p>Bigdely2013</text:p>
          </table:table-cell>
          <table:table-cell office:value-type="string" calcext:value-type="string">
            <text:p>Bigdely H. Subgroup theorems in relatively hyperbolic groups and small- cancellation theory : дис. . . . канд. / Bigdely Hadi. — McGill University, 2013. — URL: https : / / escholarship . mcgill . ca / concern / theses / 4j03d3299.</text:p>
          </table:table-cell>
        </table:table-row>
        <table:table-row table:style-name="ro1">
          <table:table-cell office:value-type="string" calcext:value-type="string">
            <text:p>Bishop2020</text:p>
          </table:table-cell>
          <table:table-cell office:value-type="string" calcext:value-type="string">
            <text:p>Bishop A., Ferov M. Density of Metric Small Cancellation in Finitely Presented Groups // journal of Groups, complexity, cryptology. — 2020. — Сент. — Т. Volume 12, Issue 2. — DOI: 10.46298/jgcc.2020.12.2.6200.</text:p>
          </table:table-cell>
        </table:table-row>
        <table:table-row table:style-name="ro1">
          <table:table-cell office:value-type="string" calcext:value-type="string">
            <text:p>Blackburn2009</text:p>
          </table:table-cell>
          <table:table-cell office:value-type="string" calcext:value-type="string">
            <text:p>Blackburn S. R., Cid C., Mullan C. Group theory in cryptography // arXiv.org, e-Print Archive Mathematics. — 2009. — Июнь. — DOI: 10. 48550/ARXIV.0906.5545. — arXiv: 0906.5545 [math.GR]. — URL: http: //arxiv.org/abs/0906.5545v2 (дата обр. 18.04.2023).</text:p>
          </table:table-cell>
        </table:table-row>
        <table:table-row table:style-name="ro1">
          <table:table-cell office:value-type="string" calcext:value-type="string">
            <text:p>Coulon2013</text:p>
          </table:table-cell>
          <table:table-cell office:value-type="string" calcext:value-type="string">
            <text:p>Coulon R. Small cancellation theory and Burnside problem // Internat. J. Algebra Comput. 24 (2014), no. 3, 251-345. — 2013. — 27 февр. — Т. 24, № 03. — С. 251—345. — DOI: 10.1142/s0218196714500143. — arXiv: 1302.6933 [math.GR].</text:p>
          </table:table-cell>
        </table:table-row>
        <table:table-row table:style-name="ro1">
          <table:table-cell office:value-type="string" calcext:value-type="string">
            <text:p>Coulon2019</text:p>
          </table:table-cell>
          <table:table-cell office:value-type="string" calcext:value-type="string">
            <text:p>Coulon R., Gruber D. Small cancellation theory over Burnside groups // Advances in Mathematics. — 2019. — Сент. — Т. 353. — С. 722—775. — DOI: 10.1016/j.aim.2019.05.029.</text:p>
          </table:table-cell>
        </table:table-row>
        <table:table-row table:style-name="ro1">
          <table:table-cell office:value-type="string" calcext:value-type="string">
            <text:p>Flores2016</text:p>
          </table:table-cell>
          <table:table-cell office:value-type="string" calcext:value-type="string">
            <text:p>Flores R., Kahrobaei D. Cryptography with right-angled Artin groups // arXiv.org, e-Print Archive Mathematics. — 2016. — DOI: 10 . 48550 / ARXIV.1610.06495. — URL: https://arxiv.org/abs/1610.06495v3 (дата обр. 06.04.2023).</text:p>
          </table:table-cell>
        </table:table-row>
        <table:table-row table:style-name="ro1">
          <table:table-cell office:value-type="string" calcext:value-type="string">
            <text:p>Gromov1987</text:p>
          </table:table-cell>
          <table:table-cell office:value-type="string" calcext:value-type="string">
            <text:p>Gromov M. Hyperbolic groups // Essays in Group Theory / под ред. M. L. Green. — Germany : Springer New York, 1987. — Гл. 8.2. С. 75—265. — ISBN 0-387-96618-8. 1</text:p>
          </table:table-cell>
        </table:table-row>
        <table:table-row table:style-name="ro1">
          <table:table-cell office:value-type="string" calcext:value-type="string">
            <text:p>Gruber2014</text:p>
          </table:table-cell>
          <table:table-cell office:value-type="string" calcext:value-type="string">
            <text:p>Gruber D. Groups with graphical C(6) and C(7) small cancellation presentations // Transactions of the American Mathematical Society. — 2014. — Июль. — Т. 367, № 3. — С. 2051—2078. — DOI: 10 . 1090 / s0002 - 9947 - 2014 - 06198-9.</text:p>
          </table:table-cell>
        </table:table-row>
        <table:table-row table:style-name="ro1">
          <table:table-cell office:value-type="string" calcext:value-type="string">
            <text:p>Habeeb2012</text:p>
          </table:table-cell>
          <table:table-cell office:value-type="string" calcext:value-type="string">
            <text:p>Habeeb M., Kahrobaei D., Shpilrain V. A Secret Sharing Scheme Based on Group Presentations and the Word Problem. — 2012. — Май. — DOI: 10.48550/ARXIV.1205.0157. — arXiv: 1205.0157 [cs.CR].</text:p>
          </table:table-cell>
        </table:table-row>
        <table:table-row table:style-name="ro1">
          <table:table-cell office:value-type="string" calcext:value-type="string">
            <text:p>Hasapis2015</text:p>
          </table:table-cell>
          <table:table-cell office:value-type="string" calcext:value-type="string">
            <text:p>Hasapis S. D., Panagopoulos D., Raptis E. A Survey of Group-based Cryptography // Journal of Applied Mathematics &amp; Bioinformatics. — 2015. — Т. 5, № 3. — С. 73—96. — URL: https : / / scholar . google . hk/citations?view_op=view_citation&amp;hl=en&amp;user=rKbU2GYAAAAJ&amp; citation_for_view=rKbU2GYAAAAJ:d1gkVwhDpl0C.</text:p>
          </table:table-cell>
        </table:table-row>
        <table:table-row table:style-name="ro1">
          <table:table-cell office:value-type="string" calcext:value-type="string">
            <text:p>Hull2016</text:p>
          </table:table-cell>
          <table:table-cell office:value-type="string" calcext:value-type="string">
            <text:p>Hull M. Small cancellation in acylindrically hyperbolic groups // Groups, Geometry, and Dynamics. — 2016. — Т. 10, № 4. — С. 1077—1119. — DOI: 10.4171/ggd/377. — URL: https://arxiv.org/abs/1308.4345.</text:p>
          </table:table-cell>
        </table:table-row>
        <table:table-row table:style-name="ro1">
          <table:table-cell office:value-type="string" calcext:value-type="string">
            <text:p>Kalkan2014</text:p>
          </table:table-cell>
          <table:table-cell office:value-type="string" calcext:value-type="string">
            <text:p>Kalkan M. On the Group Based Cryptography // Journal of Mathematics and System Science. — 2014. — Нояб. — Т. 4. — С. 710—714.</text:p>
          </table:table-cell>
        </table:table-row>
        <table:table-row table:style-name="ro1">
          <table:table-cell office:value-type="string" calcext:value-type="string">
            <text:p>Lee2020</text:p>
          </table:table-cell>
          <table:table-cell office:value-type="string" calcext:value-type="string">
            <text:p>Lee Y., Wong D. C., Yap W.-S. Encryption Scheme using Non-Abelian Group based on Conjugacy Search Problem. — 11.2020. — DOI: 10.32802/ asmscj.2020.sm26(5.11). — URL: https://www.semanticscholar. org/paper/Encryption- Scheme- using- Non- Abelian- Group- based- on-Lee-Wong/cc9eae29801568b71644293005d54d9191cfaedd (дата обр. 18.04.2023).</text:p>
          </table:table-cell>
        </table:table-row>
        <table:table-row table:style-name="ro1">
          <table:table-cell office:value-type="string" calcext:value-type="string">
            <text:p>Myasnikov2008</text:p>
          </table:table-cell>
          <table:table-cell office:value-type="string" calcext:value-type="string">
            <text:p>Myasnikov A., Shpilrain V., Ushakov A. Group-Based Cryptography. — 1.- е изд. — Birkhauser Verlag, 2008. — С. 1—183. — ISBN 9783764388270. — DOI: https://doi.org/10.1007/978-3-7643-8827-0. — URL: https: //link.springer.com/book/10.1007/978-3-7643-8827-0.</text:p>
          </table:table-cell>
        </table:table-row>
        <table:table-row table:style-name="ro1">
          <table:table-cell office:value-type="string" calcext:value-type="string">
            <text:p>Shpilrain2018</text:p>
          </table:table-cell>
          <table:table-cell office:value-type="string" calcext:value-type="string">
            <text:p>Shpilrain V. Problems in group theory motivated by cryptography // arXiv.org, e-Print Archive Mathematics. — 2018. — DOI: 10 . 48550 / ARXIV.1802.07300. — URL: https://arxiv.org/abs/1802.07300v2 (дата обр. 28.03.2023).</text:p>
          </table:table-cell>
        </table:table-row>
        <table:table-row table:style-name="ro1">
          <table:table-cell office:value-type="string" calcext:value-type="string">
            <text:p>Shpilrain2006</text:p>
          </table:table-cell>
          <table:table-cell office:value-type="string" calcext:value-type="string">
            <text:p>Shpilrain V., Zapata G. Using the subgroup membership search problem in public key cryptography. — 2006. — DOI: 10.1090/conm/418/07955. — URL: https : / / www . researchgate . net / publication / 228626705 _ Using_the_subgroup_membership_search_problem_in_public_key_ cryptography (дата обр. 18.04.2023).</text:p>
          </table:table-cell>
        </table:table-row>
        <table:table-row table:style-name="ro1">
          <table:table-cell office:value-type="string" calcext:value-type="string">
            <text:p>РҪРҳРҹРўРҳСҐСҖР„РҷРє1994</text:p>
          </table:table-cell>
          <table:table-cell office:value-type="string" calcext:value-type="string">
            <text:p>Безверхний В. Н. О нормализаторах элементов в C(p)-T(q)-группах. // Алгоритмические проблемы теории групп и полугрупп. Межвузовский сборник научных трудов. Изд-во Тул. гос. пед. ун-та им. Л.Н.Толстого. — 1994. — С. 4—58. 2</text:p>
          </table:table-cell>
        </table:table-row>
        <table:table-row table:style-name="ro1">
          <table:table-cell office:value-type="string" calcext:value-type="string">
            <text:p>РҪРҳРҹРўРҳСҐСҖР„РҷРє2014</text:p>
          </table:table-cell>
          <table:table-cell office:value-type="string" calcext:value-type="string">
            <text:p>Безверхний Н. В. Кольцевые диаграммы с периодическими метками и проблема степенной сопряжённости в группах с условиями C(3)- T(6) // Научное издание МГТУ им. Н.Э.Баумана. — 2014. — Т. No11. — С. 238—256.</text:p>
          </table:table-cell>
        </table:table-row>
        <table:table-row table:style-name="ro1">
          <table:table-cell office:value-type="string" calcext:value-type="string">
            <text:p>РҪРҳРҹРўРҳСҐСҖР„РҷРє2010</text:p>
          </table:table-cell>
          <table:table-cell office:value-type="string" calcext:value-type="string">
            <text:p>Безверхний Н. В. Нормальные формы для элементов бесконечного по- рядка в группах с условиями C(3)-T(6) // Известия ТулГУ. Естествен- ные науки. — 2010. — № 1. — С. 6—25.</text:p>
          </table:table-cell>
        </table:table-row>
        <table:table-row table:style-name="ro1">
          <table:table-cell office:value-type="string" calcext:value-type="string">
            <text:p>РЊРҷР„РұР«Р„1980</text:p>
          </table:table-cell>
          <table:table-cell office:value-type="string" calcext:value-type="string">
            <text:p>Линдон Р., Шупп П. Комбинаторная теория групп. — М. : Мир, 1980. — С. 1—447. — Пер. с англ.</text:p>
          </table:table-cell>
        </table:table-row>
        <table:table-row table:style-name="ro1">
          <table:table-cell office:value-type="string" calcext:value-type="string">
            <text:p>РЁРөРүР„СЋСҒ1974</text:p>
          </table:table-cell>
          <table:table-cell office:value-type="string" calcext:value-type="string">
            <text:p>Магнус Д., Каррас А., Солитер Д. Комбинаторная теория групп. — М. : Наука, 1974. — С. 1—456. — Пер. с англ.</text:p>
          </table:table-cell>
        </table:table-row>
        <table:table-row table:style-name="ro1">
          <table:table-cell office:value-type="string" calcext:value-type="string">
            <text:p>Р¤РњСӔСЇРөР„СҒРәРҷРє1989</text:p>
          </table:table-cell>
          <table:table-cell office:value-type="string" calcext:value-type="string">
            <text:p>Ольшанский А. Ю. Геометрия определяющих соотношений в груп- пах. — М. : Наука, 1989. — С. 1—448. — (Современная алгебра).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4" meta:object-count="0"/>
    <meta:generator>LibreOffice/7.5.2.2$Linux_X86_64 LibreOffice_project/50$Build-2</meta:generator>
  </office:meta>
</office:document-meta>
</file>